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text-properties fo:color="#231f20" style:font-name="Liberation Serif" fo:font-size="12pt" style:text-underline-style="none" fo:font-weight="normal" style:font-name-asian="Times-Roman" style:font-size-asian="12pt" style:font-weight-asian="normal" style:font-name-complex="Times-Roman" style:font-size-complex="12pt" style:font-weight-complex="normal"/>
    </style:style>
    <style:style style:name="P5" style:family="paragraph" style:parent-style-name="Standard">
      <style:text-properties fo:color="#231f20" style:font-name="Liberation Serif" fo:font-size="12pt" style:font-name-asian="Times-Roman" style:font-size-asian="12pt" style:font-name-complex="Times-Roman" style:font-size-complex="12pt"/>
    </style:style>
    <style:style style:name="T1" style:family="text">
      <style:text-properties fo:color="#231f20" style:font-name-asian="Times-Roman" style:font-name-complex="Times-Roman"/>
    </style:style>
    <style:style style:name="T2" style:family="text">
      <style:text-properties fo:color="#231f20" style:font-name="Liberation Serif" fo:font-size="12pt" style:font-name-asian="Times-Roman" style:font-size-asian="12pt" style:font-name-complex="Times-Roman" style:font-size-complex="12pt"/>
    </style:style>
    <style:style style:name="T3" style:family="text">
      <style:text-properties fo:color="#231f20" style:font-name="Liberation Serif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variant="normal" fo:text-transform="none" fo:color="#231f20" style:font-name="Liberation Serif" fo:font-size="12pt" fo:letter-spacing="normal" fo:font-style="normal" fo:font-weight="normal" style:font-name-asian="Times-Roman" style:font-size-asian="12pt" style:font-name-complex="Times-Roman" style:font-size-complex="12pt"/>
    </style:style>
    <style:style style:name="T6" style:family="text">
      <style:text-properties fo:font-variant="normal" fo:text-transform="none" fo:color="#444444" style:font-name="Liberation Serif" fo:font-size="12pt" fo:letter-spacing="normal" style:font-name-asian="Times-Roman" style:font-size-asian="12pt" style:font-name-complex="Times-Roman" style:font-size-complex="12pt"/>
    </style:style>
    <style:style style:name="T7" style:family="text">
      <style:text-properties fo:font-variant="normal" fo:text-transform="none" fo:color="#444444" style:font-name="arial" fo:font-size="12pt" fo:letter-spacing="normal" fo:font-style="normal" fo:font-weight="bold" style:font-name-asian="Times-Roman" style:font-size-asian="12pt" style:font-name-complex="Times-Roman" style:font-size-complex="12pt"/>
    </style:style>
    <style:style style:name="T8" style:family="text">
      <style:text-properties fo:font-variant="normal" fo:text-transform="none" fo:color="#444444" style:font-name="arial" fo:font-size="12pt" fo:letter-spacing="normal" fo:font-style="normal" fo:font-weight="normal" style:font-name-asian="Times-Roman" style:font-size-asian="12pt" style:font-name-complex="Times-Roman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ykaz publikacji z zaznaczonymi danymi</text:p>
      <text:list xml:id="list13470676941" text:style-name="L1">
        <text:list-item>
          <text:p text:style-name="P1">Learning the Dynamics of Arterial Traffic : <text:a xlink:type="simple" xlink:href="http://www.cs.berkeley.edu/~pabbeel/papers/HofleitnerHerringAbbeelBayen_T-ITS2012.pdf">http://www.cs.berkeley.edu/~pabbeel/papers/HofleitnerHerringAbbeelBayen_T-ITS2012.pdf</text:a></text:p>
          <text:p text:style-name="P1"><text:s/>Millenium systems : </text:p>
          <text:list>
            <text:list-item>
              <text:list>
                <text:list-header>
                  <text:p text:style-name="P1"><text:span text:style-name="T4">dane</text:span> rozproszone (tansze do implementacji w miescie), narazie nas to nie obchodzi bo zakladamy zainstalowanie induction loops. </text:p>
                </text:list-header>
              </text:list>
            </text:list-item>
          </text:list>
        </text:list-item>
        <text:list-item>
          <text:p text:style-name="P1">A Bayesian Network Appoach to Traffic Flow Forecasting : <text:a xlink:type="simple" xlink:href="http://bigeye.au.tsinghua.edu.cn/english/paper/A%20Bayesian%20Network%20Approach%20to.pdf">http://bigeye.au.tsinghua.edu.cn/english/paper/A%20Bayesian%20Network%20Approach%20to.pdf</text:a></text:p>
          <text:list>
            <text:list-item>
              <text:list>
                <text:list-header>
                  <text:p text:style-name="P2"><text:span text:style-name="T4">dane</text:span> z UCT/SCOOT ale po wstepnym szukaniu chyba ciezko sie do tego dobrac <text:s/></text:p>
                </text:list-header>
              </text:list>
            </text:list-item>
          </text:list>
        </text:list-item>
        <text:list-item>
          <text:p text:style-name="P1"><text:span text:style-name="T2">Modeling Traffic Information using Bayesian Networks : </text:span><text:a xlink:type="simple" xlink:href="http://www.kbs.twi.tudelft.nl/docs/MSc/2010/denHaak/thesis.pdf"><text:span text:style-name="T1">http://www.kbs.twi.tudelft.nl/docs/MSc/2010/denHaak/thesis.pdf</text:span></text:a></text:p>
          <text:list>
            <text:list-item>
              <text:list>
                <text:list-header>
                  <text:p text:style-name="P3"><text:span text:style-name="T2">dane pobrane systemem jaki byśmy chcieli mieć zaimplementowany w mieście : ILD (Inductive Loop Detectors) “. Since there is an enormous amount of ILD data available at the Dutch Ministry of Transport” <text:s/>- MONICA</text:span></text:p>
                </text:list-header>
                <text:list-item>
                  <text:p text:style-name="P3"><text:a xlink:type="simple" xlink:href="http://www.utwente.nl/ctw/vvr/education/Master/finished_graduation_projects/afstudeerders_per_jaar_2/pdf/2012_09_26_Joost_de_Jong.pdf"><text:span text:style-name="T2">http://www.utwente.nl/ctw/vvr/education/Master/finished_graduation_projects/afstudeerders_per_jaar_2/pdf/2012_09_26_Joost_de_Jong.pdf</text:span></text:a></text:p>
                </text:list-item>
              </text:list>
            </text:list-item>
          </text:list>
        </text:list-item>
        <text:list-item>
          <text:p text:style-name="P4">W Pekinie sa zainstalowane systemy ILD i sie spotkalem z 2 publikacjami wykorzystujacymi te dane. <text:s/>Ale nie patrzylem dokladnie skad je wziac. Przyklad – publikacja ktora zamiescilem w pliku bejing.pdf . Jesli MONICA nie da rady to tutaj bym szukal</text:p>
        </text:list-item>
      </text:list>
      <text:p text:style-name="P5"/>
      <text:p text:style-name="P5">Oprocz tego : 511.org, Yandex.ru (tam sa na 100% dane tylko ciezko sie chyba dobrac)</text:p>
      <text:p text:style-name="P5"/>
      <text:p text:style-name="Standard"><text:span text:style-name="T3">CEL</text:span><text:span text:style-name="T2">: osoba ktora bedzie szukac danych ma bardzo wazne zadanie, trzeba znalezc dane z systemu ktory wykorzystuje cos typu ILD (tj dane co np 5 min z veh/h) !! Musimy miec cos takiego zeby to mialo rece i nogi. <text:s/>Mi sie wydaje ze “</text:span><text:span text:style-name="T6"> </text:span><text:span text:style-name="Emphasis"><text:span text:style-name="T7">Dutch</text:span></text:span><text:span text:style-name="T6"> </text:span><text:span text:style-name="T8">nation wide </text:span><text:span text:style-name="Emphasis"><text:span text:style-name="T7">traffic</text:span></text:span><text:span text:style-name="T6"> </text:span><text:span text:style-name="T8">management</text:span><text:span text:style-name="T5">” czyli MONICA (punkt 3 wyzej) jest najbardziej prawdopodobna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zek </meta:initial-creator>
    <meta:creation-date>2013-05-11T05:27:44</meta:creation-date>
    <dc:date>2013-05-11T08:09:19</dc:date>
    <dc:creator>staszek </dc:creator>
    <meta:editing-duration>PT8M19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2" meta:word-count="216" meta:character-count="1664" meta:non-whitespace-character-count="1457"/>
  </office:meta>
</office:document-meta>
</file>